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Abstract">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All tools and methodologies are open-source on the repo <text:a xlink:type="simple" xlink:href="https://github.com/dataesr/scanr-ui" office:name=""><text:span text:style-name="Definition">https://github.com/dataesr/scanr-ui</text:span></text:a>.</text:p>
      <text:p text:style-name="Text_20_body"><text:span text:style-name="T1">1</text:span> French Ministry of Higher Education and Research, Paris, France</text:p>
      <text:p text:style-name="Text_20_body"><text:span text:style-name="T2">Keywords</text:span>: scanR, VOSviewer, graphology, scientific community, community detection, research portal, Elasticsearch, network analysis</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SIRENE and RNSR.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text:span><text:line-break/><text:span text:style-name="T3">(b) Using VOSviewer spatialization (attraction=2, repulsion=1)</text:span><text:line-break/><text:span text:style-name="T3">(c) Using VOSviewer spatialization (attraction=3, repulsion=1)</text:span><text:line-break/><text:span text:style-name="T3">(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 <text:s text:c="1"/></text:p>
      <text:p text:style-name="P41">Ecosystem Services (5), Priming Effect (4), Sequestration (4), Amazonian (3), Andosol (3)], <text:s text:c="1"/></text:p>
      <text:p text:style-name="P42">list2 = [Soil Organic Carbon (11), Carbon (10), Climate Change (7), Soil (7), <text:s text:c="1"/></text:p>
      <text:p text:style-name="P43">Carbon Sequestration (6), Carbon Cycle (5), Soil Carbon (4)], <text:s text:c="1"/></text:p>
      <text:p text:style-name="P44">list3 = [Acl (7), Carbon (3), Carbon Sequestration (3), South Pacific Ocean (3), <text:s text:c="1"/></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graphology, scientific ccommunity, community detection, research portal, Elasticsearch, network analysis</meta:keyword>
    <meta:initial-creator>Victor Barbier1, and Eric Jeangirard1</meta:initial-creator>
    <dc:creator>Victor Barbier1, and Eric Jeangirard1</dc:creator>
    <meta:creation-date>2025-01-15T13:24:26Z</meta:creation-date>
    <dc:date>2025-01-15T13:24:26Z</dc:date>
    <meta:user-defined meta:name="abstract" meta:value-type="string">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All tools and methodologies are open-source on the repo https://github.com/dataesr/scanr-ui.</meta:user-defined>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